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.4pt"/>
    </style:style>
    <style:style style:name="co2" style:family="table-column">
      <style:table-column-properties fo:break-before="auto" style:column-width="69.59pt"/>
    </style:style>
    <style:style style:name="co3" style:family="table-column">
      <style:table-column-properties fo:break-before="auto" style:column-width="55.3pt"/>
    </style:style>
    <style:style style:name="co4" style:family="table-column">
      <style:table-column-properties fo:break-before="auto" style:column-width="52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9"/>
    <style:style style:name="ce8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 style:data-style-name="N129">
      <style:table-cell-properties style:text-align-source="fix" style:repeat-content="false" fo:wrap-option="wrap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509.39pt" svg:height="303.31pt" svg:x="748.09pt" svg:y="46.2pt">
            <draw:object draw:notify-on-update-of-ranges="Planilha1.A3:Planilha1.A21 Planilha1.F3:Planilha1.F21 Planilha1.A3:Planilha1.A21 Planilha1.H3:Planilha1.H21 Planilha1.A3:Planilha1.A21 Planilha1.J3:Planilha1.J21 Planilha1.L3:Planilha1.L21 Planilha1.A3:Planilha1.A21 Planilha1.D3:Planilha1.D21 Planilha1.A3:Planilha1.A21 Planilha1.A3:Planilha1.A21 Planilha1.G3:Planilha1.G21 Planilha1.A3:Planilha1.A21 Planilha1.I3:Planilha1.I21 Planilha1.A3:Planilha1.A21 Planilha1.K3:Planilha1.K21 Planilha1.M3:Planilha1.M21 Planilha1.A3:Planilha1.A21 Planilha1.E3:Planilha1.E21 Planilha1.A3:Planilha1.A21 Planilha1.A3:Planilha1.A21 Planilha1.B3:Planilha1.B21 Planilha1.A3:Planilha1.A21 Planilha1.C3:Planilha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number-columns-repeated="1007" table:default-cell-style-name="ce3"/>
        <table:table-row table:style-name="ro1">
          <table:table-cell table:style-name="ce1"/>
          <table:table-cell table:style-name="ce8" office:value-type="string" calcext:value-type="string" table:number-columns-spanned="2" table:number-rows-spanned="1">
            <text:p>ANALÍTICO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Referência</text:p>
          </table:table-cell>
          <table:covered-table-cell table:style-name="ce1"/>
          <table:table-cell table:style-name="ce5" office:value-type="string" calcext:value-type="string" table:number-columns-spanned="2" table:number-rows-spanned="1">
            <text:p>ANÁLISE 1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ANÁLISE 2</text:p>
          </table:table-cell>
          <table:covered-table-cell/>
          <table:table-cell table:style-name="ce5" office:value-type="string" calcext:value-type="string" table:number-columns-spanned="2" table:number-rows-spanned="1">
            <text:p>ANÁLISE 3</text:p>
          </table:table-cell>
          <table:covered-table-cell/>
          <table:table-cell table:style-name="ce5" office:value-type="string" calcext:value-type="string" table:number-columns-spanned="2" table:number-rows-spanned="1">
            <text:p>ANÁLISE 4</text:p>
          </table:table-cell>
          <table:covered-table-cell/>
          <table:table-cell table:number-columns-repeated="1005"/>
        </table:table-row>
        <table:table-row table:style-name="ro1"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0" calcext:value-type="float">
            <text:p>0.0</text:p>
          </table:table-cell>
          <table:table-cell table:style-name="ce1" table:formula="of:=SQRT(PI()*0.5)*COS([.A3]/180*PI())^2" office:value-type="float" office:value="1.2533141373155" calcext:value-type="float">
            <text:p>1.253314</text:p>
          </table:table-cell>
          <table:table-cell table:style-name="ce1" table:formula="of:=SQRT(PI()*0.5)*COS([.A3]/180*PI())*SIN([.A3]/180*PI())" office:value-type="float" office:value="0" calcext:value-type="float">
            <text:p>0.000000</text:p>
          </table:table-cell>
          <table:table-cell table:style-name="Default" office:value-type="float" office:value="1.26333854455839" calcext:value-type="float">
            <text:p>1.26333854455839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.25213" calcext:value-type="float">
            <text:p>1.252130</text:p>
          </table:table-cell>
          <table:table-cell table:style-name="ce1" office:value-type="float" office:value="0.000078" calcext:value-type="float">
            <text:p>0.000078</text:p>
          </table:table-cell>
          <table:table-cell office:value-type="float" office:value="1.263104" calcext:value-type="float">
            <text:p>1.263104</text:p>
          </table:table-cell>
          <table:table-cell table:style-name="ce1" office:value-type="float" office:value="0.000128" calcext:value-type="float">
            <text:p>0.000128</text:p>
          </table:table-cell>
          <table:table-cell office:value-type="float" office:value="1.262472" calcext:value-type="float">
            <text:p>1.262472</text:p>
          </table:table-cell>
          <table:table-cell office:value-type="float" office:value="-0.00059" calcext:value-type="float">
            <text:p>-0.000590</text:p>
          </table:table-cell>
          <table:table-cell office:value-type="float" office:value="1.257401" calcext:value-type="float">
            <text:p>1.257401</text:p>
          </table:table-cell>
          <table:table-cell table:style-name="ce1" office:value-type="float" office:value="-0.000444" calcext:value-type="float">
            <text:p>-0.000444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4.99997349498864" calcext:value-type="float">
            <text:p>5.0</text:p>
          </table:table-cell>
          <table:table-cell table:style-name="ce1" table:formula="of:=SQRT(PI()*0.5)*COS([.A4]/180*PI())^2" office:value-type="float" office:value="1.24379390902976" calcext:value-type="float">
            <text:p>1.243794</text:p>
          </table:table-cell>
          <table:table-cell table:style-name="ce1" table:formula="of:=SQRT(PI()*0.5)*COS([.A4]/180*PI())*SIN([.A4]/180*PI())" office:value-type="float" office:value="0.108817287019911" calcext:value-type="float">
            <text:p>0.108817</text:p>
          </table:table-cell>
          <table:table-cell table:style-name="Default" office:value-type="float" office:value="1.25515657290213" calcext:value-type="float">
            <text:p>1.25515657290213</text:p>
          </table:table-cell>
          <table:table-cell table:style-name="Default" office:value-type="float" office:value="0.110061734557536" calcext:value-type="float">
            <text:p>0.110061734557536</text:p>
          </table:table-cell>
          <table:table-cell table:style-name="ce1" office:value-type="float" office:value="1.242272" calcext:value-type="float">
            <text:p>1.242272</text:p>
          </table:table-cell>
          <table:table-cell table:style-name="ce1" office:value-type="float" office:value="0.110967" calcext:value-type="float">
            <text:p>0.110967</text:p>
          </table:table-cell>
          <table:table-cell office:value-type="float" office:value="1.253231" calcext:value-type="float">
            <text:p>1.253231</text:p>
          </table:table-cell>
          <table:table-cell table:style-name="ce1" office:value-type="float" office:value="0.110458" calcext:value-type="float">
            <text:p>0.110458</text:p>
          </table:table-cell>
          <table:table-cell office:value-type="float" office:value="1.253078" calcext:value-type="float">
            <text:p>1.253078</text:p>
          </table:table-cell>
          <table:table-cell office:value-type="float" office:value="0.108525" calcext:value-type="float">
            <text:p>0.108525</text:p>
          </table:table-cell>
          <table:table-cell office:value-type="float" office:value="1.247544" calcext:value-type="float">
            <text:p>1.247544</text:p>
          </table:table-cell>
          <table:table-cell table:style-name="ce1" office:value-type="float" office:value="0.109865" calcext:value-type="float">
            <text:p>0.109865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10.0000042857568" calcext:value-type="float">
            <text:p>10.0</text:p>
          </table:table-cell>
          <table:table-cell table:style-name="ce1" table:formula="of:=SQRT(PI()*0.5)*COS([.A5]/180*PI())^2" office:value-type="float" office:value="1.21552205977485" calcext:value-type="float">
            <text:p>1.215522</text:p>
          </table:table-cell>
          <table:table-cell table:style-name="ce1" table:formula="of:=SQRT(PI()*0.5)*COS([.A5]/180*PI())*SIN([.A5]/180*PI())" office:value-type="float" office:value="0.21432942853324" calcext:value-type="float">
            <text:p>0.214329</text:p>
          </table:table-cell>
          <table:table-cell table:style-name="Default" office:value-type="float" office:value="1.23037899335622" calcext:value-type="float">
            <text:p>1.23037899335622</text:p>
          </table:table-cell>
          <table:table-cell table:style-name="Default" office:value-type="float" office:value="0.215972461101047" calcext:value-type="float">
            <text:p>0.215972461101047</text:p>
          </table:table-cell>
          <table:table-cell table:style-name="ce1" office:value-type="float" office:value="1.212969" calcext:value-type="float">
            <text:p>1.212969</text:p>
          </table:table-cell>
          <table:table-cell table:style-name="ce1" office:value-type="float" office:value="0.218113" calcext:value-type="float">
            <text:p>0.218113</text:p>
          </table:table-cell>
          <table:table-cell office:value-type="float" office:value="1.225104" calcext:value-type="float">
            <text:p>1.225104</text:p>
          </table:table-cell>
          <table:table-cell table:style-name="ce1" office:value-type="float" office:value="0.21766" calcext:value-type="float">
            <text:p>0.217660</text:p>
          </table:table-cell>
          <table:table-cell office:value-type="float" office:value="1.224793" calcext:value-type="float">
            <text:p>1.224793</text:p>
          </table:table-cell>
          <table:table-cell office:value-type="float" office:value="0.214245" calcext:value-type="float">
            <text:p>0.214245</text:p>
          </table:table-cell>
          <table:table-cell office:value-type="float" office:value="1.217684" calcext:value-type="float">
            <text:p>1.217684</text:p>
          </table:table-cell>
          <table:table-cell table:style-name="ce1" office:value-type="float" office:value="0.215237" calcext:value-type="float">
            <text:p>0.215237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14.9999777807454" calcext:value-type="float">
            <text:p>15.0</text:p>
          </table:table-cell>
          <table:table-cell table:style-name="ce1" table:formula="of:=SQRT(PI()*0.5)*COS([.A6]/180*PI())^2" office:value-type="float" office:value="1.16935825259337" calcext:value-type="float">
            <text:p>1.169358</text:p>
          </table:table-cell>
          <table:table-cell table:style-name="ce1" table:formula="of:=SQRT(PI()*0.5)*COS([.A6]/180*PI())*SIN([.A6]/180*PI())" office:value-type="float" office:value="0.313328113410854" calcext:value-type="float">
            <text:p>0.313328</text:p>
          </table:table-cell>
          <table:table-cell table:style-name="Default" office:value-type="float" office:value="1.18278245296203" calcext:value-type="float">
            <text:p>1.18278245296203</text:p>
          </table:table-cell>
          <table:table-cell table:style-name="Default" office:value-type="float" office:value="0.317736391713755" calcext:value-type="float">
            <text:p>0.317736391713755</text:p>
          </table:table-cell>
          <table:table-cell table:style-name="ce1" office:value-type="float" office:value="1.165211" calcext:value-type="float">
            <text:p>1.165211</text:p>
          </table:table-cell>
          <table:table-cell table:style-name="ce1" office:value-type="float" office:value="0.318416" calcext:value-type="float">
            <text:p>0.318416</text:p>
          </table:table-cell>
          <table:table-cell office:value-type="float" office:value="1.17729" calcext:value-type="float">
            <text:p>1.177290</text:p>
          </table:table-cell>
          <table:table-cell table:style-name="ce1" office:value-type="float" office:value="0.317719" calcext:value-type="float">
            <text:p>0.317719</text:p>
          </table:table-cell>
          <table:table-cell office:value-type="float" office:value="1.178481" calcext:value-type="float">
            <text:p>1.178481</text:p>
          </table:table-cell>
          <table:table-cell office:value-type="float" office:value="0.313613" calcext:value-type="float">
            <text:p>0.313613</text:p>
          </table:table-cell>
          <table:table-cell office:value-type="float" office:value="1.171595" calcext:value-type="float">
            <text:p>1.171595</text:p>
          </table:table-cell>
          <table:table-cell table:style-name="ce1" office:value-type="float" office:value="0.316062" calcext:value-type="float">
            <text:p>0.316062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20.0000085715136" calcext:value-type="float">
            <text:p>20.0</text:p>
          </table:table-cell>
          <table:table-cell table:style-name="ce1" table:formula="of:=SQRT(PI()*0.5)*COS([.A7]/180*PI())^2" office:value-type="float" office:value="1.10670411332334" calcext:value-type="float">
            <text:p>1.106704</text:p>
          </table:table-cell>
          <table:table-cell table:style-name="ce1" table:formula="of:=SQRT(PI()*0.5)*COS([.A7]/180*PI())*SIN([.A7]/180*PI())" office:value-type="float" office:value="0.402807542886871" calcext:value-type="float">
            <text:p>0.402808</text:p>
          </table:table-cell>
          <table:table-cell table:style-name="Default" office:value-type="float" office:value="1.11858819863658" calcext:value-type="float">
            <text:p>1.11858819863658</text:p>
          </table:table-cell>
          <table:table-cell table:style-name="Default" office:value-type="float" office:value="0.407053616409221" calcext:value-type="float">
            <text:p>0.407053616409221</text:p>
          </table:table-cell>
          <table:table-cell table:style-name="ce1" office:value-type="float" office:value="1.10061" calcext:value-type="float">
            <text:p>1.100610</text:p>
          </table:table-cell>
          <table:table-cell table:style-name="ce1" office:value-type="float" office:value="0.409069" calcext:value-type="float">
            <text:p>0.409069</text:p>
          </table:table-cell>
          <table:table-cell office:value-type="float" office:value="1.113683" calcext:value-type="float">
            <text:p>1.113683</text:p>
          </table:table-cell>
          <table:table-cell table:style-name="ce1" office:value-type="float" office:value="0.408097" calcext:value-type="float">
            <text:p>0.408097</text:p>
          </table:table-cell>
          <table:table-cell office:value-type="float" office:value="1.115662" calcext:value-type="float">
            <text:p>1.115662</text:p>
          </table:table-cell>
          <table:table-cell office:value-type="float" office:value="0.403365" calcext:value-type="float">
            <text:p>0.403365</text:p>
          </table:table-cell>
          <table:table-cell office:value-type="float" office:value="1.107818" calcext:value-type="float">
            <text:p>1.107818</text:p>
          </table:table-cell>
          <table:table-cell table:style-name="ce1" office:value-type="float" office:value="0.404998" calcext:value-type="float">
            <text:p>0.404998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24.9999820665022" calcext:value-type="float">
            <text:p>25.0</text:p>
          </table:table-cell>
          <table:table-cell table:style-name="ce1" table:formula="of:=SQRT(PI()*0.5)*COS([.A8]/180*PI())^2" office:value-type="float" office:value="1.02946476842152" calcext:value-type="float">
            <text:p>1.029465</text:p>
          </table:table-cell>
          <table:table-cell table:style-name="ce1" table:formula="of:=SQRT(PI()*0.5)*COS([.A8]/180*PI())*SIN([.A8]/180*PI())" office:value-type="float" office:value="0.480046913030113" calcext:value-type="float">
            <text:p>0.480047</text:p>
          </table:table-cell>
          <table:table-cell table:style-name="Default" office:value-type="float" office:value="1.04194934443549" calcext:value-type="float">
            <text:p>1.04194934443549</text:p>
          </table:table-cell>
          <table:table-cell table:style-name="Default" office:value-type="float" office:value="0.485996480132043" calcext:value-type="float">
            <text:p>0.485996480132043</text:p>
          </table:table-cell>
          <table:table-cell table:style-name="ce1" office:value-type="float" office:value="1.023262" calcext:value-type="float">
            <text:p>1.023262</text:p>
          </table:table-cell>
          <table:table-cell table:style-name="ce1" office:value-type="float" office:value="0.486652" calcext:value-type="float">
            <text:p>0.486652</text:p>
          </table:table-cell>
          <table:table-cell office:value-type="float" office:value="1.03674" calcext:value-type="float">
            <text:p>1.036740</text:p>
          </table:table-cell>
          <table:table-cell table:style-name="ce1" office:value-type="float" office:value="0.485768" calcext:value-type="float">
            <text:p>0.485768</text:p>
          </table:table-cell>
          <table:table-cell office:value-type="float" office:value="1.038158" calcext:value-type="float">
            <text:p>1.038158</text:p>
          </table:table-cell>
          <table:table-cell office:value-type="float" office:value="0.480998" calcext:value-type="float">
            <text:p>0.480998</text:p>
          </table:table-cell>
          <table:table-cell office:value-type="float" office:value="1.030266" calcext:value-type="float">
            <text:p>1.030266</text:p>
          </table:table-cell>
          <table:table-cell table:style-name="ce1" office:value-type="float" office:value="0.482775" calcext:value-type="float">
            <text:p>0.482775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30.0000128572704" calcext:value-type="float">
            <text:p>30.0</text:p>
          </table:table-cell>
          <table:table-cell table:style-name="ce1" table:formula="of:=SQRT(PI()*0.5)*COS([.A9]/180*PI())^2" office:value-type="float" office:value="0.939985359420565" calcext:value-type="float">
            <text:p>0.939985</text:p>
          </table:table-cell>
          <table:table-cell table:style-name="ce1" table:formula="of:=SQRT(PI()*0.5)*COS([.A9]/180*PI())*SIN([.A9]/180*PI())" office:value-type="float" office:value="0.542701081541558" calcext:value-type="float">
            <text:p>0.542701</text:p>
          </table:table-cell>
          <table:table-cell table:style-name="Default" office:value-type="float" office:value="0.952863784317164" calcext:value-type="float">
            <text:p>0.952863784317164</text:p>
          </table:table-cell>
          <table:table-cell table:style-name="Default" office:value-type="float" office:value="0.546273497062223" calcext:value-type="float">
            <text:p>0.546273497062223</text:p>
          </table:table-cell>
          <table:table-cell table:style-name="ce1" office:value-type="float" office:value="0.931477" calcext:value-type="float">
            <text:p>0.931477</text:p>
          </table:table-cell>
          <table:table-cell table:style-name="ce1" office:value-type="float" office:value="0.548432" calcext:value-type="float">
            <text:p>0.548432</text:p>
          </table:table-cell>
          <table:table-cell office:value-type="float" office:value="0.944698" calcext:value-type="float">
            <text:p>0.944698</text:p>
          </table:table-cell>
          <table:table-cell table:style-name="ce1" office:value-type="float" office:value="0.54871" calcext:value-type="float">
            <text:p>0.548710</text:p>
          </table:table-cell>
          <table:table-cell office:value-type="float" office:value="0.948192" calcext:value-type="float">
            <text:p>0.948192</text:p>
          </table:table-cell>
          <table:table-cell office:value-type="float" office:value="0.544132" calcext:value-type="float">
            <text:p>0.544132</text:p>
          </table:table-cell>
          <table:table-cell office:value-type="float" office:value="0.939411" calcext:value-type="float">
            <text:p>0.939411</text:p>
          </table:table-cell>
          <table:table-cell table:style-name="ce1" office:value-type="float" office:value="0.544294" calcext:value-type="float">
            <text:p>0.544294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34.999986352259" calcext:value-type="float">
            <text:p>35.0</text:p>
          </table:table-cell>
          <table:table-cell table:style-name="ce1" table:formula="of:=SQRT(PI()*0.5)*COS([.A10]/180*PI())^2" office:value-type="float" office:value="0.840986689629053" calcext:value-type="float">
            <text:p>0.840987</text:p>
          </table:table-cell>
          <table:table-cell table:style-name="ce1" table:formula="of:=SQRT(PI()*0.5)*COS([.A10]/180*PI())*SIN([.A10]/180*PI())" office:value-type="float" office:value="0.588864921075302" calcext:value-type="float">
            <text:p>0.588865</text:p>
          </table:table-cell>
          <table:table-cell table:style-name="Default" office:value-type="float" office:value="0.84925706729539" calcext:value-type="float">
            <text:p>0.84925706729539</text:p>
          </table:table-cell>
          <table:table-cell table:style-name="Default" office:value-type="float" office:value="0.594099595991942" calcext:value-type="float">
            <text:p>0.594099595991942</text:p>
          </table:table-cell>
          <table:table-cell table:style-name="ce1" office:value-type="float" office:value="0.833233" calcext:value-type="float">
            <text:p>0.833233</text:p>
          </table:table-cell>
          <table:table-cell table:style-name="ce1" office:value-type="float" office:value="0.594528" calcext:value-type="float">
            <text:p>0.594528</text:p>
          </table:table-cell>
          <table:table-cell office:value-type="float" office:value="0.845893" calcext:value-type="float">
            <text:p>0.845893</text:p>
          </table:table-cell>
          <table:table-cell table:style-name="ce1" office:value-type="float" office:value="0.595078" calcext:value-type="float">
            <text:p>0.595078</text:p>
          </table:table-cell>
          <table:table-cell office:value-type="float" office:value="0.848486" calcext:value-type="float">
            <text:p>0.848486</text:p>
          </table:table-cell>
          <table:table-cell office:value-type="float" office:value="0.590617" calcext:value-type="float">
            <text:p>0.590617</text:p>
          </table:table-cell>
          <table:table-cell office:value-type="float" office:value="0.839462" calcext:value-type="float">
            <text:p>0.839462</text:p>
          </table:table-cell>
          <table:table-cell table:style-name="ce1" office:value-type="float" office:value="0.590118" calcext:value-type="float">
            <text:p>0.590118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40.0000171430272" calcext:value-type="float">
            <text:p>40.0</text:p>
          </table:table-cell>
          <table:table-cell table:style-name="ce1" table:formula="of:=SQRT(PI()*0.5)*COS([.A11]/180*PI())^2" office:value-type="float" office:value="0.735474557354825" calcext:value-type="float">
            <text:p>0.735475</text:p>
          </table:table-cell>
          <table:table-cell table:style-name="ce1" table:formula="of:=SQRT(PI()*0.5)*COS([.A11]/180*PI())*SIN([.A11]/180*PI())" office:value-type="float" office:value="0.617136804811045" calcext:value-type="float">
            <text:p>0.617137</text:p>
          </table:table-cell>
          <table:table-cell table:style-name="Default" office:value-type="float" office:value="0.743575899287408" calcext:value-type="float">
            <text:p>0.743575899287408</text:p>
          </table:table-cell>
          <table:table-cell table:style-name="Default" office:value-type="float" office:value="0.619108840114994" calcext:value-type="float">
            <text:p>0.619108840114994</text:p>
          </table:table-cell>
          <table:table-cell table:style-name="ce1" office:value-type="float" office:value="0.726876" calcext:value-type="float">
            <text:p>0.726876</text:p>
          </table:table-cell>
          <table:table-cell table:style-name="ce1" office:value-type="float" office:value="0.621655" calcext:value-type="float">
            <text:p>0.621655</text:p>
          </table:table-cell>
          <table:table-cell office:value-type="float" office:value="0.739429" calcext:value-type="float">
            <text:p>0.739429</text:p>
          </table:table-cell>
          <table:table-cell table:style-name="ce1" office:value-type="float" office:value="0.623181" calcext:value-type="float">
            <text:p>0.623181</text:p>
          </table:table-cell>
          <table:table-cell office:value-type="float" office:value="0.742302" calcext:value-type="float">
            <text:p>0.742302</text:p>
          </table:table-cell>
          <table:table-cell office:value-type="float" office:value="0.619276" calcext:value-type="float">
            <text:p>0.619276</text:p>
          </table:table-cell>
          <table:table-cell office:value-type="float" office:value="0.73364" calcext:value-type="float">
            <text:p>0.733640</text:p>
          </table:table-cell>
          <table:table-cell table:style-name="ce1" office:value-type="float" office:value="0.618635" calcext:value-type="float">
            <text:p>0.618635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44.9999906380158" calcext:value-type="float">
            <text:p>45.0</text:p>
          </table:table-cell>
          <table:table-cell table:style-name="ce1" table:formula="of:=SQRT(PI()*0.5)*COS([.A12]/180*PI())^2" office:value-type="float" office:value="0.626657273446082" calcext:value-type="float">
            <text:p>0.626657</text:p>
          </table:table-cell>
          <table:table-cell table:style-name="ce1" table:formula="of:=SQRT(PI()*0.5)*COS([.A12]/180*PI())*SIN([.A12]/180*PI())" office:value-type="float" office:value="0.626657068657717" calcext:value-type="float">
            <text:p>0.626657</text:p>
          </table:table-cell>
          <table:table-cell table:number-columns-repeated="2" table:style-name="Default" office:value-type="float" office:value="0.637894731279426" calcext:value-type="float">
            <text:p>0.637894731279426</text:p>
          </table:table-cell>
          <table:table-cell table:style-name="ce1" office:value-type="float" office:value="0.618343" calcext:value-type="float">
            <text:p>0.618343</text:p>
          </table:table-cell>
          <table:table-cell table:style-name="ce1" office:value-type="float" office:value="0.62991" calcext:value-type="float">
            <text:p>0.629910</text:p>
          </table:table-cell>
          <table:table-cell office:value-type="float" office:value="0.629305" calcext:value-type="float">
            <text:p>0.629305</text:p>
          </table:table-cell>
          <table:table-cell table:style-name="ce1" office:value-type="float" office:value="0.631515" calcext:value-type="float">
            <text:p>0.631515</text:p>
          </table:table-cell>
          <table:table-cell office:value-type="float" office:value="0.632673" calcext:value-type="float">
            <text:p>0.632673</text:p>
          </table:table-cell>
          <table:table-cell office:value-type="float" office:value="0.629043" calcext:value-type="float">
            <text:p>0.629043</text:p>
          </table:table-cell>
          <table:table-cell office:value-type="float" office:value="0.625073" calcext:value-type="float">
            <text:p>0.625073</text:p>
          </table:table-cell>
          <table:table-cell table:style-name="ce1" office:value-type="float" office:value="0.626953" calcext:value-type="float">
            <text:p>0.626953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50.000021428784" calcext:value-type="float">
            <text:p>50.0</text:p>
          </table:table-cell>
          <table:table-cell table:style-name="ce1" table:formula="of:=SQRT(PI()*0.5)*COS([.A13]/180*PI())^2" office:value-type="float" office:value="0.517838749041482" calcext:value-type="float">
            <text:p>0.517839</text:p>
          </table:table-cell>
          <table:table-cell table:style-name="ce1" table:formula="of:=SQRT(PI()*0.5)*COS([.A13]/180*PI())*SIN([.A13]/180*PI())" office:value-type="float" office:value="0.617136658297508" calcext:value-type="float">
            <text:p>0.617137</text:p>
          </table:table-cell>
          <table:table-cell table:style-name="Default" office:value-type="float" office:value="0.523915759326617" calcext:value-type="float">
            <text:p>0.523915759326617</text:p>
          </table:table-cell>
          <table:table-cell table:style-name="Default" office:value-type="float" office:value="0.62141284963673" calcext:value-type="float">
            <text:p>0.62141284963673</text:p>
          </table:table-cell>
          <table:table-cell table:style-name="ce1" office:value-type="float" office:value="0.510282" calcext:value-type="float">
            <text:p>0.510282</text:p>
          </table:table-cell>
          <table:table-cell table:style-name="ce1" office:value-type="float" office:value="0.619759" calcext:value-type="float">
            <text:p>0.619759</text:p>
          </table:table-cell>
          <table:table-cell office:value-type="float" office:value="0.520033" calcext:value-type="float">
            <text:p>0.520033</text:p>
          </table:table-cell>
          <table:table-cell table:style-name="ce1" office:value-type="float" office:value="0.621397" calcext:value-type="float">
            <text:p>0.621397</text:p>
          </table:table-cell>
          <table:table-cell office:value-type="float" office:value="0.52293" calcext:value-type="float">
            <text:p>0.522930</text:p>
          </table:table-cell>
          <table:table-cell office:value-type="float" office:value="0.619692" calcext:value-type="float">
            <text:p>0.619692</text:p>
          </table:table-cell>
          <table:table-cell office:value-type="float" office:value="0.515757" calcext:value-type="float">
            <text:p>0.515757</text:p>
          </table:table-cell>
          <table:table-cell table:style-name="ce1" office:value-type="float" office:value="0.617729" calcext:value-type="float">
            <text:p>0.617729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54.9999949237726" calcext:value-type="float">
            <text:p>55.0</text:p>
          </table:table-cell>
          <table:table-cell table:style-name="ce1" table:formula="of:=SQRT(PI()*0.5)*COS([.A14]/180*PI())^2" office:value-type="float" office:value="0.412327832562595" calcext:value-type="float">
            <text:p>0.412328</text:p>
          </table:table-cell>
          <table:table-cell table:style-name="ce1" table:formula="of:=SQRT(PI()*0.5)*COS([.A14]/180*PI())*SIN([.A14]/180*PI())" office:value-type="float" office:value="0.588865061158829" calcext:value-type="float">
            <text:p>0.588865</text:p>
          </table:table-cell>
          <table:table-cell table:style-name="Default" office:value-type="float" office:value="0.418232485277025" calcext:value-type="float">
            <text:p>0.418232485277025</text:p>
          </table:table-cell>
          <table:table-cell table:style-name="Default" office:value-type="float" office:value="0.596635270090818" calcext:value-type="float">
            <text:p>0.596635270090818</text:p>
          </table:table-cell>
          <table:table-cell table:style-name="ce1" office:value-type="float" office:value="0.404869" calcext:value-type="float">
            <text:p>0.404869</text:p>
          </table:table-cell>
          <table:table-cell table:style-name="ce1" office:value-type="float" office:value="0.589662" calcext:value-type="float">
            <text:p>0.589662</text:p>
          </table:table-cell>
          <table:table-cell office:value-type="float" office:value="0.415312" calcext:value-type="float">
            <text:p>0.415312</text:p>
          </table:table-cell>
          <table:table-cell table:style-name="ce1" office:value-type="float" office:value="0.592818" calcext:value-type="float">
            <text:p>0.592818</text:p>
          </table:table-cell>
          <table:table-cell office:value-type="float" office:value="0.416474" calcext:value-type="float">
            <text:p>0.416474</text:p>
          </table:table-cell>
          <table:table-cell office:value-type="float" office:value="0.591518" calcext:value-type="float">
            <text:p>0.591518</text:p>
          </table:table-cell>
          <table:table-cell office:value-type="float" office:value="0.410492" calcext:value-type="float">
            <text:p>0.410492</text:p>
          </table:table-cell>
          <table:table-cell table:style-name="ce1" office:value-type="float" office:value="0.588459" calcext:value-type="float">
            <text:p>0.588459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60.0000257145408" calcext:value-type="float">
            <text:p>60.0</text:p>
          </table:table-cell>
          <table:table-cell table:style-name="ce1" table:formula="of:=SQRT(PI()*0.5)*COS([.A15]/180*PI())^2" office:value-type="float" office:value="0.313328047196944" calcext:value-type="float">
            <text:p>0.313328</text:p>
          </table:table-cell>
          <table:table-cell table:style-name="ce1" table:formula="of:=SQRT(PI()*0.5)*COS([.A15]/180*PI())*SIN([.A15]/180*PI())" office:value-type="float" office:value="0.542700659672658" calcext:value-type="float">
            <text:p>0.542701</text:p>
          </table:table-cell>
          <table:table-cell table:style-name="Default" office:value-type="float" office:value="0.318774670227663" calcext:value-type="float">
            <text:p>0.318774670227663</text:p>
          </table:table-cell>
          <table:table-cell table:style-name="Default" office:value-type="float" office:value="0.549040835738239" calcext:value-type="float">
            <text:p>0.549040835738239</text:p>
          </table:table-cell>
          <table:table-cell table:style-name="ce1" office:value-type="float" office:value="0.30741" calcext:value-type="float">
            <text:p>0.307410</text:p>
          </table:table-cell>
          <table:table-cell table:style-name="ce1" office:value-type="float" office:value="0.542877" calcext:value-type="float">
            <text:p>0.542877</text:p>
          </table:table-cell>
          <table:table-cell office:value-type="float" office:value="0.31741" calcext:value-type="float">
            <text:p>0.317410</text:p>
          </table:table-cell>
          <table:table-cell table:style-name="ce1" office:value-type="float" office:value="0.54634" calcext:value-type="float">
            <text:p>0.546340</text:p>
          </table:table-cell>
          <table:table-cell office:value-type="float" office:value="0.316672" calcext:value-type="float">
            <text:p>0.316672</text:p>
          </table:table-cell>
          <table:table-cell office:value-type="float" office:value="0.54528" calcext:value-type="float">
            <text:p>0.545280</text:p>
          </table:table-cell>
          <table:table-cell office:value-type="float" office:value="0.31179" calcext:value-type="float">
            <text:p>0.311790</text:p>
          </table:table-cell>
          <table:table-cell table:style-name="ce1" office:value-type="float" office:value="0.541761" calcext:value-type="float">
            <text:p>0.541761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64.9999992095294" calcext:value-type="float">
            <text:p>65.0</text:p>
          </table:table-cell>
          <table:table-cell table:style-name="ce1" table:formula="of:=SQRT(PI()*0.5)*COS([.A16]/180*PI())^2" office:value-type="float" office:value="0.223849682647825" calcext:value-type="float">
            <text:p>0.223850</text:p>
          </table:table-cell>
          <table:table-cell table:style-name="ce1" table:formula="of:=SQRT(PI()*0.5)*COS([.A16]/180*PI())*SIN([.A16]/180*PI())" office:value-type="float" office:value="0.480047176301012" calcext:value-type="float">
            <text:p>0.480047</text:p>
          </table:table-cell>
          <table:table-cell table:style-name="Default" office:value-type="float" office:value="0.225540208136923" calcext:value-type="float">
            <text:p>0.225540208136923</text:p>
          </table:table-cell>
          <table:table-cell table:style-name="Default" office:value-type="float" office:value="0.486921032398992" calcext:value-type="float">
            <text:p>0.486921032398992</text:p>
          </table:table-cell>
          <table:table-cell table:style-name="ce1" office:value-type="float" office:value="0.219141" calcext:value-type="float">
            <text:p>0.219141</text:p>
          </table:table-cell>
          <table:table-cell table:style-name="ce1" office:value-type="float" office:value="0.47938" calcext:value-type="float">
            <text:p>0.479380</text:p>
          </table:table-cell>
          <table:table-cell office:value-type="float" office:value="0.227469" calcext:value-type="float">
            <text:p>0.227469</text:p>
          </table:table-cell>
          <table:table-cell table:style-name="ce1" office:value-type="float" office:value="0.482708" calcext:value-type="float">
            <text:p>0.482708</text:p>
          </table:table-cell>
          <table:table-cell office:value-type="float" office:value="0.226274" calcext:value-type="float">
            <text:p>0.226274</text:p>
          </table:table-cell>
          <table:table-cell office:value-type="float" office:value="0.482458" calcext:value-type="float">
            <text:p>0.482458</text:p>
          </table:table-cell>
          <table:table-cell office:value-type="float" office:value="0.2217" calcext:value-type="float">
            <text:p>0.221700</text:p>
          </table:table-cell>
          <table:table-cell table:style-name="ce1" office:value-type="float" office:value="0.47882" calcext:value-type="float">
            <text:p>0.478820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69.9999727045181" calcext:value-type="float">
            <text:p>70.0</text:p>
          </table:table-cell>
          <table:table-cell table:style-name="ce1" table:formula="of:=SQRT(PI()*0.5)*COS([.A17]/180*PI())^2" office:value-type="float" office:value="0.146610287263163" calcext:value-type="float">
            <text:p>0.146610</text:p>
          </table:table-cell>
          <table:table-cell table:style-name="ce1" table:formula="of:=SQRT(PI()*0.5)*COS([.A17]/180*PI())*SIN([.A17]/180*PI())" office:value-type="float" office:value="0.402807856640634" calcext:value-type="float">
            <text:p>0.402808</text:p>
          </table:table-cell>
          <table:table-cell table:style-name="Default" office:value-type="float" office:value="0.148901353935838" calcext:value-type="float">
            <text:p>0.148901353935838</text:p>
          </table:table-cell>
          <table:table-cell table:style-name="Default" office:value-type="float" office:value="0.410280072156296" calcext:value-type="float">
            <text:p>0.410280072156296</text:p>
          </table:table-cell>
          <table:table-cell table:style-name="ce1" office:value-type="float" office:value="0.1434" calcext:value-type="float">
            <text:p>0.143400</text:p>
          </table:table-cell>
          <table:table-cell table:style-name="ce1" office:value-type="float" office:value="0.402142" calcext:value-type="float">
            <text:p>0.402142</text:p>
          </table:table-cell>
          <table:table-cell office:value-type="float" office:value="0.150534" calcext:value-type="float">
            <text:p>0.150534</text:p>
          </table:table-cell>
          <table:table-cell table:style-name="ce1" office:value-type="float" office:value="0.40478" calcext:value-type="float">
            <text:p>0.404780</text:p>
          </table:table-cell>
          <table:table-cell office:value-type="float" office:value="0.148249" calcext:value-type="float">
            <text:p>0.148249</text:p>
          </table:table-cell>
          <table:table-cell office:value-type="float" office:value="0.404878" calcext:value-type="float">
            <text:p>0.404878</text:p>
          </table:table-cell>
          <table:table-cell office:value-type="float" office:value="0.146084" calcext:value-type="float">
            <text:p>0.146084</text:p>
          </table:table-cell>
          <table:table-cell table:style-name="ce1" office:value-type="float" office:value="0.401178" calcext:value-type="float">
            <text:p>0.401178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75.0000034952862" calcext:value-type="float">
            <text:p>75.0</text:p>
          </table:table-cell>
          <table:table-cell table:style-name="ce1" table:formula="of:=SQRT(PI()*0.5)*COS([.A18]/180*PI())^2" office:value-type="float" office:value="0.0839560895103072" calcext:value-type="float">
            <text:p>0.083956</text:p>
          </table:table-cell>
          <table:table-cell table:style-name="ce1" table:formula="of:=SQRT(PI()*0.5)*COS([.A18]/180*PI())*SIN([.A18]/180*PI())" office:value-type="float" office:value="0.313328468114742" calcext:value-type="float">
            <text:p>0.313328</text:p>
          </table:table-cell>
          <table:table-cell table:style-name="Default" office:value-type="float" office:value="0.0867836566382008" calcext:value-type="float">
            <text:p>0.086783656638201</text:p>
          </table:table-cell>
          <table:table-cell table:style-name="Default" office:value-type="float" office:value="0.319122167093373" calcext:value-type="float">
            <text:p>0.319122167093373</text:p>
          </table:table-cell>
          <table:table-cell table:style-name="ce1" office:value-type="float" office:value="0.082761" calcext:value-type="float">
            <text:p>0.082761</text:p>
          </table:table-cell>
          <table:table-cell table:style-name="ce1" office:value-type="float" office:value="0.312562" calcext:value-type="float">
            <text:p>0.312562</text:p>
          </table:table-cell>
          <table:table-cell office:value-type="float" office:value="0.088964" calcext:value-type="float">
            <text:p>0.088964</text:p>
          </table:table-cell>
          <table:table-cell table:style-name="ce1" office:value-type="float" office:value="0.314951" calcext:value-type="float">
            <text:p>0.314951</text:p>
          </table:table-cell>
          <table:table-cell office:value-type="float" office:value="0.084912" calcext:value-type="float">
            <text:p>0.084912</text:p>
          </table:table-cell>
          <table:table-cell office:value-type="float" office:value="0.314977" calcext:value-type="float">
            <text:p>0.314977</text:p>
          </table:table-cell>
          <table:table-cell office:value-type="float" office:value="0.083744" calcext:value-type="float">
            <text:p>0.083744</text:p>
          </table:table-cell>
          <table:table-cell table:style-name="ce1" office:value-type="float" office:value="0.312244" calcext:value-type="float">
            <text:p>0.312244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79.9999769902749" calcext:value-type="float">
            <text:p>80.0</text:p>
          </table:table-cell>
          <table:table-cell table:style-name="ce1" table:formula="of:=SQRT(PI()*0.5)*COS([.A19]/180*PI())^2" office:value-type="float" office:value="0.0377922176243056" calcext:value-type="float">
            <text:p>0.037792</text:p>
          </table:table-cell>
          <table:table-cell table:style-name="ce1" table:formula="of:=SQRT(PI()*0.5)*COS([.A19]/180*PI())*SIN([.A19]/180*PI())" office:value-type="float" office:value="0.214329813409342" calcext:value-type="float">
            <text:p>0.214330</text:p>
          </table:table-cell>
          <table:table-cell office:value-type="float" office:value="0.0371126652578051" calcext:value-type="float">
            <text:p>0.037113</text:p>
          </table:table-cell>
          <table:table-cell table:style-name="Default" office:value-type="float" office:value="0.217587795016195" calcext:value-type="float">
            <text:p>0.217587795016195</text:p>
          </table:table-cell>
          <table:table-cell table:style-name="ce1" office:value-type="float" office:value="0.037105" calcext:value-type="float">
            <text:p>0.037105</text:p>
          </table:table-cell>
          <table:table-cell table:style-name="ce1" office:value-type="float" office:value="0.212947" calcext:value-type="float">
            <text:p>0.212947</text:p>
          </table:table-cell>
          <table:table-cell office:value-type="float" office:value="0.042418" calcext:value-type="float">
            <text:p>0.042418</text:p>
          </table:table-cell>
          <table:table-cell table:style-name="ce1" office:value-type="float" office:value="0.215534" calcext:value-type="float">
            <text:p>0.215534</text:p>
          </table:table-cell>
          <table:table-cell office:value-type="float" office:value="0.038286" calcext:value-type="float">
            <text:p>0.038286</text:p>
          </table:table-cell>
          <table:table-cell office:value-type="float" office:value="0.215529" calcext:value-type="float">
            <text:p>0.215529</text:p>
          </table:table-cell>
          <table:table-cell office:value-type="float" office:value="0.038512" calcext:value-type="float">
            <text:p>0.038512</text:p>
          </table:table-cell>
          <table:table-cell table:style-name="ce1" office:value-type="float" office:value="0.212829" calcext:value-type="float">
            <text:p>0.212829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85.000007781043" calcext:value-type="float">
            <text:p>85.0</text:p>
          </table:table-cell>
          <table:table-cell table:style-name="ce1" table:formula="of:=SQRT(PI()*0.5)*COS([.A20]/180*PI())^2" office:value-type="float" office:value="0.00952029940773783" calcext:value-type="float">
            <text:p>0.009520</text:p>
          </table:table-cell>
          <table:table-cell table:style-name="ce1" table:formula="of:=SQRT(PI()*0.5)*COS([.A20]/180*PI())*SIN([.A20]/180*PI())" office:value-type="float" office:value="0.108817690374227" calcext:value-type="float">
            <text:p>0.108818</text:p>
          </table:table-cell>
          <table:table-cell office:value-type="float" office:value="0.0102585286840748" calcext:value-type="float">
            <text:p>0.010259</text:p>
          </table:table-cell>
          <table:table-cell table:style-name="Default" office:value-type="float" office:value="0.111908733049823" calcext:value-type="float">
            <text:p>0.111908733049823</text:p>
          </table:table-cell>
          <table:table-cell table:style-name="ce1" office:value-type="float" office:value="0.009539" calcext:value-type="float">
            <text:p>0.009539</text:p>
          </table:table-cell>
          <table:table-cell table:style-name="ce1" office:value-type="float" office:value="0.108218" calcext:value-type="float">
            <text:p>0.108218</text:p>
          </table:table-cell>
          <table:table-cell office:value-type="float" office:value="0.01479" calcext:value-type="float">
            <text:p>0.014790</text:p>
          </table:table-cell>
          <table:table-cell table:style-name="ce1" office:value-type="float" office:value="0.108987" calcext:value-type="float">
            <text:p>0.108987</text:p>
          </table:table-cell>
          <table:table-cell office:value-type="float" office:value="0.009722" calcext:value-type="float">
            <text:p>0.009722</text:p>
          </table:table-cell>
          <table:table-cell office:value-type="float" office:value="0.109434" calcext:value-type="float">
            <text:p>0.109434</text:p>
          </table:table-cell>
          <table:table-cell office:value-type="float" office:value="0.00858" calcext:value-type="float">
            <text:p>0.008580</text:p>
          </table:table-cell>
          <table:table-cell table:style-name="ce1" office:value-type="float" office:value="0.108539" calcext:value-type="float">
            <text:p>0.108539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" office:value-type="float" office:value="89.9999812760317" calcext:value-type="float">
            <text:p>90.0</text:p>
          </table:table-cell>
          <table:table-cell table:style-name="ce1" table:formula="of:=SQRT(PI()*0.5)*COS([.A21]/180*PI())^2" office:value-type="float" office:value="0.000000000000133847563300116" calcext:value-type="float">
            <text:p>0.000000</text:p>
          </table:table-cell>
          <table:table-cell table:style-name="ce1" table:formula="of:=SQRT(PI()*0.5)*COS([.A21]/180*PI())*SIN([.A21]/180*PI())" office:value-type="float" office:value="0.000000409576663555492" calcext:value-type="float">
            <text:p>0.000000</text:p>
          </table:table-cell>
          <table:table-cell table:number-columns-repeated="2" table:style-name="ce1" office:value-type="float" office:value="0" calcext:value-type="float">
            <text:p>0.000000</text:p>
          </table:table-cell>
          <table:table-cell table:style-name="ce1" office:value-type="float" office:value="0.000043" calcext:value-type="float">
            <text:p>0.000043</text:p>
          </table:table-cell>
          <table:table-cell table:style-name="ce1" office:value-type="float" office:value="0.000055" calcext:value-type="float">
            <text:p>0.000055</text:p>
          </table:table-cell>
          <table:table-cell office:value-type="float" office:value="0.00466" calcext:value-type="float">
            <text:p>0.004660</text:p>
          </table:table-cell>
          <table:table-cell table:style-name="ce1" office:value-type="float" office:value="-0.00036" calcext:value-type="float">
            <text:p>-0.000360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-0.000002" calcext:value-type="float">
            <text:p>-0.000002</text:p>
          </table:table-cell>
          <table:table-cell office:value-type="float" office:value="-0.000526" calcext:value-type="float">
            <text:p>-0.000526</text:p>
          </table:table-cell>
          <table:table-cell table:style-name="ce1" office:value-type="float" office:value="-0.000027" calcext:value-type="float">
            <text:p>-0.000027</text:p>
          </table:table-cell>
          <table:table-cell table:number-columns-repeated="1005"/>
        </table:table-row>
        <table:table-row table:style-name="ro1" table:number-rows-repeated="104855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7" loext:min-decimal-places="7" number:min-integer-digits="1" number:grouping="true"/>
    </number:number-style>
    <number:number-style style:name="N131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17:41:28.7382545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4:50:31.699107569</meta:creation-date>
    <dc:date>2020-10-28T22:36:51.638461933</dc:date>
    <meta:editing-duration>PT50M18S</meta:editing-duration>
    <meta:editing-cycles>3</meta:editing-cycles>
    <meta:generator>LibreOffice/6.0.7.3$Linux_X86_64 LibreOffice_project/00m0$Build-3</meta:generator>
    <meta:document-statistic meta:table-count="1" meta:cell-count="2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9">
      <number:number number:decimal-places="6" loext:min-decimal-places="6" number:min-integer-digits="1" number:grouping="true"/>
    </number:number-style>
    <number:number-style style:name="N13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31">
      <style:chart-properties chart:display-label="true" chart:logarithmic="false" chart:maximum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one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29">
      <style:chart-properties chart:symbol-type="none" chart:link-data-style-to-source="true"/>
      <style:graphic-properties draw:stroke="none" svg:stroke-width="0.08cm" svg:stroke-color="#72bf44" draw:fill-color="#72bf44"/>
      <style:text-properties fo:font-size="10pt" style:font-size-asian="10pt" style:font-size-complex="10pt"/>
    </style:style>
    <style:style style:name="ch9" style:family="chart" style:data-style-name="N129">
      <style:chart-properties chart:symbol-type="named-symbol" chart:symbol-name="star" chart:symbol-width="0.2cm" chart:symbol-height="0.2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129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fff200" draw:fill-color="#fff200"/>
      <style:text-properties fo:font-size="10pt" style:font-size-asian="10pt" style:font-size-complex="10pt"/>
    </style:style>
    <style:style style:name="ch11" style:family="chart" style:data-style-name="N129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820f71" draw:fill-color="#820f71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9">
      <style:chart-properties chart:symbol-type="none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9">
      <style:chart-properties chart:symbol-type="named-symbol" chart:symbol-name="x" chart:symbol-width="0.2cm" chart:symbol-height="0.2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5" style:family="chart" style:data-style-name="N129">
      <style:chart-properties chart:symbol-type="named-symbol" chart:symbol-name="arrow-up" chart:symbol-width="0.2cm" chart:symbol-height="0.2cm" chart:link-data-style-to-source="true"/>
      <style:graphic-properties draw:stroke="none" svg:stroke-width="0.08cm" svg:stroke-color="#fff200" draw:fill-color="#fff200"/>
      <style:text-properties fo:font-size="10pt" style:font-size-asian="10pt" style:font-size-complex="10pt"/>
    </style:style>
    <style:style style:name="ch16" style:family="chart" style:data-style-name="N129">
      <style:chart-properties chart:symbol-type="named-symbol" chart:symbol-name="circle" chart:symbol-width="0.2cm" chart:symbol-height="0.2cm" chart:link-data-style-to-source="true"/>
      <style:graphic-properties draw:stroke="none" svg:stroke-width="0.08cm" svg:stroke-color="#820f71" draw:fill-color="#820f71"/>
      <style:text-properties fo:font-size="10pt" style:font-size-asian="10pt" style:font-size-complex="10pt"/>
    </style:style>
    <style:style style:name="ch17" style:family="chart" style:data-style-name="N129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18" style:family="chart" style:data-style-name="N129">
      <style:chart-properties chart:symbol-type="none" chart:link-data-style-to-source="true"/>
      <style:graphic-properties draw:stroke="dash" draw:stroke-dash="Ultrafine_20_Dashed" svg:stroke-width="0.051cm" svg:stroke-color="#000000" draw:fill-color="#00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971cm" svg:height="10.701cm" xlink:href=".." xlink:type="simple" chart:class="chart:scatter" chart:style-name="ch1">
        <chart:legend chart:legend-position="end" svg:x="13.737cm" svg:y="2.312cm" style:legend-expansion="high" chart:style-name="ch2"/>
        <chart:plot-area chart:style-name="ch3" table:cell-range-address="Planilha1.A3:Planilha1.M21" chart:data-source-has-labels="row" svg:x="0.934cm" svg:y="0.25cm" svg:width="11.749cm" svg:height="10.195cm">
          <chartooo:coordinate-region svg:x="2.27cm" svg:y="0.449cm" svg:width="10.413cm" svg:height="9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F3:Planilha1.F21" loext:label-string="&quot;K1&quot;" chart:class="chart:scatter">
            <chart:domain table:cell-range-address="Planilha1.A3:Planilha1.A21"/>
            <chart:data-point chart:repeated="19"/>
          </chart:series>
          <chart:series chart:style-name="ch8" chart:values-cell-range-address="Planilha1.H3:Planilha1.H21" loext:label-string="&quot;K1 _ 2&quot;" chart:class="chart:scatter">
            <chart:data-point chart:repeated="19"/>
          </chart:series>
          <chart:series chart:style-name="ch9" chart:values-cell-range-address="Planilha1.J3:Planilha1.J21" loext:label-string="&quot;K1 _ 3&quot;" chart:class="chart:scatter">
            <chart:data-point chart:repeated="19"/>
          </chart:series>
          <chart:series chart:style-name="ch10" chart:values-cell-range-address="Planilha1.L3:Planilha1.L21" loext:label-string="&quot;K1 _ 4&quot;" chart:class="chart:scatter">
            <chart:data-point chart:repeated="19"/>
          </chart:series>
          <chart:series chart:style-name="ch11" chart:values-cell-range-address="Planilha1.D3:Planilha1.D21" loext:label-string="&quot;REF _ K1&quot;" chart:class="chart:scatter">
            <chart:data-point chart:repeated="19"/>
          </chart:series>
          <chart:series chart:style-name="ch12" chart:values-cell-range-address="Planilha1.G3:Planilha1.G21" loext:label-string="&quot;K2&quot;" chart:class="chart:scatter">
            <chart:data-point chart:repeated="19"/>
          </chart:series>
          <chart:series chart:style-name="ch13" chart:values-cell-range-address="Planilha1.I3:Planilha1.I21" loext:label-string="&quot;K2 _ 2&quot;" chart:class="chart:scatter">
            <chart:data-point chart:repeated="19"/>
          </chart:series>
          <chart:series chart:style-name="ch14" chart:values-cell-range-address="Planilha1.K3:Planilha1.K21" loext:label-string="&quot;K2 _ 3&quot;" chart:class="chart:scatter">
            <chart:data-point chart:repeated="19"/>
          </chart:series>
          <chart:series chart:style-name="ch15" chart:values-cell-range-address="Planilha1.M3:Planilha1.M21" loext:label-string="&quot;K2 _ 4&quot;" chart:class="chart:scatter">
            <chart:data-point chart:repeated="19"/>
          </chart:series>
          <chart:series chart:style-name="ch16" chart:values-cell-range-address="Planilha1.E3:Planilha1.E21" loext:label-string="&quot;REF _ K2&quot;" chart:class="chart:scatter">
            <chart:data-point chart:repeated="19"/>
          </chart:series>
          <chart:series chart:style-name="ch17" chart:values-cell-range-address="Planilha1.B3:Planilha1.B21" loext:label-string="&quot;Analítico - K1&quot;" chart:class="chart:scatter">
            <chart:data-point chart:repeated="19"/>
          </chart:series>
          <chart:series chart:style-name="ch18" chart:values-cell-range-address="Planilha1.C3:Planilha1.C21" loext:label-string="&quot;Analítico - K2&quot;" chart:class="chart:scatter">
            <chart:data-point chart:repeated="1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K1</text:p>
              </table:table-cell>
              <table:table-cell office:value-type="string">
                <text:p>K1 _ 2</text:p>
              </table:table-cell>
              <table:table-cell office:value-type="string">
                <text:p>K1 _ 3</text:p>
              </table:table-cell>
              <table:table-cell office:value-type="string">
                <text:p>K1 _ 4</text:p>
              </table:table-cell>
              <table:table-cell office:value-type="string">
                <text:p>REF _ K1</text:p>
              </table:table-cell>
              <table:table-cell office:value-type="string">
                <text:p>K2</text:p>
              </table:table-cell>
              <table:table-cell office:value-type="string">
                <text:p>K2 _ 2</text:p>
              </table:table-cell>
              <table:table-cell office:value-type="string">
                <text:p>K2 _ 3</text:p>
              </table:table-cell>
              <table:table-cell office:value-type="string">
                <text:p>K2 _ 4</text:p>
              </table:table-cell>
              <table:table-cell office:value-type="string">
                <text:p>REF _ K2</text:p>
              </table:table-cell>
              <table:table-cell office:value-type="string">
                <text:p>Analítico - K1</text:p>
              </table:table-cell>
              <table:table-cell office:value-type="string">
                <text:p>Analítico - K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1.A3:Planilha1.A21</svg:desc>
                </draw:g>
              </table:table-cell>
              <table:table-cell office:value-type="float" office:value="1.25213">
                <text:p>1.25213</text:p>
                <draw:g>
                  <svg:desc>Planilha1.F3:Planilha1.F21</svg:desc>
                </draw:g>
              </table:table-cell>
              <table:table-cell office:value-type="float" office:value="1.263104">
                <text:p>1.263104</text:p>
                <draw:g>
                  <svg:desc>Planilha1.H3:Planilha1.H21</svg:desc>
                </draw:g>
              </table:table-cell>
              <table:table-cell office:value-type="float" office:value="1.262472">
                <text:p>1.262472</text:p>
                <draw:g>
                  <svg:desc>Planilha1.J3:Planilha1.J21</svg:desc>
                </draw:g>
              </table:table-cell>
              <table:table-cell office:value-type="float" office:value="1.257401">
                <text:p>1.257401</text:p>
                <draw:g>
                  <svg:desc>Planilha1.L3:Planilha1.L21</svg:desc>
                </draw:g>
              </table:table-cell>
              <table:table-cell office:value-type="float" office:value="1.26333854455839">
                <text:p>1.26333854455839</text:p>
                <draw:g>
                  <svg:desc>Planilha1.D3:Planilha1.D21</svg:desc>
                </draw:g>
              </table:table-cell>
              <table:table-cell office:value-type="float" office:value="0.000078">
                <text:p>0.000078</text:p>
                <draw:g>
                  <svg:desc>Planilha1.G3:Planilha1.G21</svg:desc>
                </draw:g>
              </table:table-cell>
              <table:table-cell office:value-type="float" office:value="0.000128">
                <text:p>0.000128</text:p>
                <draw:g>
                  <svg:desc>Planilha1.I3:Planilha1.I21</svg:desc>
                </draw:g>
              </table:table-cell>
              <table:table-cell office:value-type="float" office:value="-0.00059">
                <text:p>-0.00059</text:p>
                <draw:g>
                  <svg:desc>Planilha1.K3:Planilha1.K21</svg:desc>
                </draw:g>
              </table:table-cell>
              <table:table-cell office:value-type="float" office:value="-0.000444">
                <text:p>-0.000444</text:p>
                <draw:g>
                  <svg:desc>Planilha1.M3:Planilha1.M21</svg:desc>
                </draw:g>
              </table:table-cell>
              <table:table-cell office:value-type="float" office:value="0">
                <text:p>0</text:p>
                <draw:g>
                  <svg:desc>Planilha1.E3:Planilha1.E21</svg:desc>
                </draw:g>
              </table:table-cell>
              <table:table-cell office:value-type="float" office:value="1.2533141373155">
                <text:p>1.2533141373155</text:p>
                <draw:g>
                  <svg:desc>Planilha1.B3:Planilha1.B21</svg:desc>
                </draw:g>
              </table:table-cell>
              <table:table-cell office:value-type="float" office:value="0">
                <text:p>0</text:p>
                <draw:g>
                  <svg:desc>Planilha1.C3:Planilha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9997349498864">
                <text:p>4.99997349498864</text:p>
              </table:table-cell>
              <table:table-cell office:value-type="float" office:value="1.242272">
                <text:p>1.242272</text:p>
              </table:table-cell>
              <table:table-cell office:value-type="float" office:value="1.253231">
                <text:p>1.253231</text:p>
              </table:table-cell>
              <table:table-cell office:value-type="float" office:value="1.253078">
                <text:p>1.253078</text:p>
              </table:table-cell>
              <table:table-cell office:value-type="float" office:value="1.247544">
                <text:p>1.247544</text:p>
              </table:table-cell>
              <table:table-cell office:value-type="float" office:value="1.25515657290213">
                <text:p>1.25515657290213</text:p>
              </table:table-cell>
              <table:table-cell office:value-type="float" office:value="0.110967">
                <text:p>0.110967</text:p>
              </table:table-cell>
              <table:table-cell office:value-type="float" office:value="0.110458">
                <text:p>0.110458</text:p>
              </table:table-cell>
              <table:table-cell office:value-type="float" office:value="0.108525">
                <text:p>0.108525</text:p>
              </table:table-cell>
              <table:table-cell office:value-type="float" office:value="0.109865">
                <text:p>0.109865</text:p>
              </table:table-cell>
              <table:table-cell office:value-type="float" office:value="0.110061734557536">
                <text:p>0.110061734557536</text:p>
              </table:table-cell>
              <table:table-cell office:value-type="float" office:value="1.24379390902976">
                <text:p>1.24379390902976</text:p>
              </table:table-cell>
              <table:table-cell office:value-type="float" office:value="0.108817287019911">
                <text:p>0.108817287019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000042857568">
                <text:p>10.0000042857568</text:p>
              </table:table-cell>
              <table:table-cell office:value-type="float" office:value="1.212969">
                <text:p>1.212969</text:p>
              </table:table-cell>
              <table:table-cell office:value-type="float" office:value="1.225104">
                <text:p>1.225104</text:p>
              </table:table-cell>
              <table:table-cell office:value-type="float" office:value="1.224793">
                <text:p>1.224793</text:p>
              </table:table-cell>
              <table:table-cell office:value-type="float" office:value="1.217684">
                <text:p>1.217684</text:p>
              </table:table-cell>
              <table:table-cell office:value-type="float" office:value="1.23037899335622">
                <text:p>1.23037899335622</text:p>
              </table:table-cell>
              <table:table-cell office:value-type="float" office:value="0.218113">
                <text:p>0.218113</text:p>
              </table:table-cell>
              <table:table-cell office:value-type="float" office:value="0.21766">
                <text:p>0.21766</text:p>
              </table:table-cell>
              <table:table-cell office:value-type="float" office:value="0.214245">
                <text:p>0.214245</text:p>
              </table:table-cell>
              <table:table-cell office:value-type="float" office:value="0.215237">
                <text:p>0.215237</text:p>
              </table:table-cell>
              <table:table-cell office:value-type="float" office:value="0.215972461101047">
                <text:p>0.215972461101047</text:p>
              </table:table-cell>
              <table:table-cell office:value-type="float" office:value="1.21552205977485">
                <text:p>1.21552205977485</text:p>
              </table:table-cell>
              <table:table-cell office:value-type="float" office:value="0.21432942853324">
                <text:p>0.21432942853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9999777807454">
                <text:p>14.9999777807454</text:p>
              </table:table-cell>
              <table:table-cell office:value-type="float" office:value="1.165211">
                <text:p>1.165211</text:p>
              </table:table-cell>
              <table:table-cell office:value-type="float" office:value="1.17729">
                <text:p>1.17729</text:p>
              </table:table-cell>
              <table:table-cell office:value-type="float" office:value="1.178481">
                <text:p>1.178481</text:p>
              </table:table-cell>
              <table:table-cell office:value-type="float" office:value="1.171595">
                <text:p>1.171595</text:p>
              </table:table-cell>
              <table:table-cell office:value-type="float" office:value="1.18278245296203">
                <text:p>1.18278245296203</text:p>
              </table:table-cell>
              <table:table-cell office:value-type="float" office:value="0.318416">
                <text:p>0.318416</text:p>
              </table:table-cell>
              <table:table-cell office:value-type="float" office:value="0.317719">
                <text:p>0.317719</text:p>
              </table:table-cell>
              <table:table-cell office:value-type="float" office:value="0.313613">
                <text:p>0.313613</text:p>
              </table:table-cell>
              <table:table-cell office:value-type="float" office:value="0.316062">
                <text:p>0.316062</text:p>
              </table:table-cell>
              <table:table-cell office:value-type="float" office:value="0.317736391713755">
                <text:p>0.317736391713755</text:p>
              </table:table-cell>
              <table:table-cell office:value-type="float" office:value="1.16935825259337">
                <text:p>1.16935825259337</text:p>
              </table:table-cell>
              <table:table-cell office:value-type="float" office:value="0.313328113410854">
                <text:p>0.313328113410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0000085715136">
                <text:p>20.0000085715136</text:p>
              </table:table-cell>
              <table:table-cell office:value-type="float" office:value="1.10061">
                <text:p>1.10061</text:p>
              </table:table-cell>
              <table:table-cell office:value-type="float" office:value="1.113683">
                <text:p>1.113683</text:p>
              </table:table-cell>
              <table:table-cell office:value-type="float" office:value="1.115662">
                <text:p>1.115662</text:p>
              </table:table-cell>
              <table:table-cell office:value-type="float" office:value="1.107818">
                <text:p>1.107818</text:p>
              </table:table-cell>
              <table:table-cell office:value-type="float" office:value="1.11858819863658">
                <text:p>1.11858819863658</text:p>
              </table:table-cell>
              <table:table-cell office:value-type="float" office:value="0.409069">
                <text:p>0.409069</text:p>
              </table:table-cell>
              <table:table-cell office:value-type="float" office:value="0.408097">
                <text:p>0.408097</text:p>
              </table:table-cell>
              <table:table-cell office:value-type="float" office:value="0.403365">
                <text:p>0.403365</text:p>
              </table:table-cell>
              <table:table-cell office:value-type="float" office:value="0.404998">
                <text:p>0.404998</text:p>
              </table:table-cell>
              <table:table-cell office:value-type="float" office:value="0.407053616409221">
                <text:p>0.407053616409221</text:p>
              </table:table-cell>
              <table:table-cell office:value-type="float" office:value="1.10670411332334">
                <text:p>1.10670411332334</text:p>
              </table:table-cell>
              <table:table-cell office:value-type="float" office:value="0.402807542886871">
                <text:p>0.402807542886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9999820665022">
                <text:p>24.9999820665022</text:p>
              </table:table-cell>
              <table:table-cell office:value-type="float" office:value="1.023262">
                <text:p>1.023262</text:p>
              </table:table-cell>
              <table:table-cell office:value-type="float" office:value="1.03674">
                <text:p>1.03674</text:p>
              </table:table-cell>
              <table:table-cell office:value-type="float" office:value="1.038158">
                <text:p>1.038158</text:p>
              </table:table-cell>
              <table:table-cell office:value-type="float" office:value="1.030266">
                <text:p>1.030266</text:p>
              </table:table-cell>
              <table:table-cell office:value-type="float" office:value="1.04194934443549">
                <text:p>1.04194934443549</text:p>
              </table:table-cell>
              <table:table-cell office:value-type="float" office:value="0.486652">
                <text:p>0.486652</text:p>
              </table:table-cell>
              <table:table-cell office:value-type="float" office:value="0.485768">
                <text:p>0.485768</text:p>
              </table:table-cell>
              <table:table-cell office:value-type="float" office:value="0.480998">
                <text:p>0.480998</text:p>
              </table:table-cell>
              <table:table-cell office:value-type="float" office:value="0.482775">
                <text:p>0.482775</text:p>
              </table:table-cell>
              <table:table-cell office:value-type="float" office:value="0.485996480132043">
                <text:p>0.485996480132043</text:p>
              </table:table-cell>
              <table:table-cell office:value-type="float" office:value="1.02946476842152">
                <text:p>1.02946476842152</text:p>
              </table:table-cell>
              <table:table-cell office:value-type="float" office:value="0.480046913030113">
                <text:p>0.480046913030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0000128572704">
                <text:p>30.0000128572704</text:p>
              </table:table-cell>
              <table:table-cell office:value-type="float" office:value="0.931477">
                <text:p>0.931477</text:p>
              </table:table-cell>
              <table:table-cell office:value-type="float" office:value="0.944698">
                <text:p>0.944698</text:p>
              </table:table-cell>
              <table:table-cell office:value-type="float" office:value="0.948192">
                <text:p>0.948192</text:p>
              </table:table-cell>
              <table:table-cell office:value-type="float" office:value="0.939411">
                <text:p>0.939411</text:p>
              </table:table-cell>
              <table:table-cell office:value-type="float" office:value="0.952863784317164">
                <text:p>0.952863784317164</text:p>
              </table:table-cell>
              <table:table-cell office:value-type="float" office:value="0.548432">
                <text:p>0.548432</text:p>
              </table:table-cell>
              <table:table-cell office:value-type="float" office:value="0.54871">
                <text:p>0.54871</text:p>
              </table:table-cell>
              <table:table-cell office:value-type="float" office:value="0.544132">
                <text:p>0.544132</text:p>
              </table:table-cell>
              <table:table-cell office:value-type="float" office:value="0.544294">
                <text:p>0.544294</text:p>
              </table:table-cell>
              <table:table-cell office:value-type="float" office:value="0.546273497062223">
                <text:p>0.546273497062223</text:p>
              </table:table-cell>
              <table:table-cell office:value-type="float" office:value="0.939985359420565">
                <text:p>0.939985359420565</text:p>
              </table:table-cell>
              <table:table-cell office:value-type="float" office:value="0.542701081541558">
                <text:p>0.542701081541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999986352259">
                <text:p>34.999986352259</text:p>
              </table:table-cell>
              <table:table-cell office:value-type="float" office:value="0.833233">
                <text:p>0.833233</text:p>
              </table:table-cell>
              <table:table-cell office:value-type="float" office:value="0.845893">
                <text:p>0.845893</text:p>
              </table:table-cell>
              <table:table-cell office:value-type="float" office:value="0.848486">
                <text:p>0.848486</text:p>
              </table:table-cell>
              <table:table-cell office:value-type="float" office:value="0.839462">
                <text:p>0.839462</text:p>
              </table:table-cell>
              <table:table-cell office:value-type="float" office:value="0.84925706729539">
                <text:p>0.84925706729539</text:p>
              </table:table-cell>
              <table:table-cell office:value-type="float" office:value="0.594528">
                <text:p>0.594528</text:p>
              </table:table-cell>
              <table:table-cell office:value-type="float" office:value="0.595078">
                <text:p>0.595078</text:p>
              </table:table-cell>
              <table:table-cell office:value-type="float" office:value="0.590617">
                <text:p>0.590617</text:p>
              </table:table-cell>
              <table:table-cell office:value-type="float" office:value="0.590118">
                <text:p>0.590118</text:p>
              </table:table-cell>
              <table:table-cell office:value-type="float" office:value="0.594099595991942">
                <text:p>0.594099595991942</text:p>
              </table:table-cell>
              <table:table-cell office:value-type="float" office:value="0.840986689629053">
                <text:p>0.840986689629053</text:p>
              </table:table-cell>
              <table:table-cell office:value-type="float" office:value="0.588864921075302">
                <text:p>0.5888649210753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0000171430272">
                <text:p>40.0000171430272</text:p>
              </table:table-cell>
              <table:table-cell office:value-type="float" office:value="0.726876">
                <text:p>0.726876</text:p>
              </table:table-cell>
              <table:table-cell office:value-type="float" office:value="0.739429">
                <text:p>0.739429</text:p>
              </table:table-cell>
              <table:table-cell office:value-type="float" office:value="0.742302">
                <text:p>0.742302</text:p>
              </table:table-cell>
              <table:table-cell office:value-type="float" office:value="0.73364">
                <text:p>0.73364</text:p>
              </table:table-cell>
              <table:table-cell office:value-type="float" office:value="0.743575899287408">
                <text:p>0.743575899287408</text:p>
              </table:table-cell>
              <table:table-cell office:value-type="float" office:value="0.621655">
                <text:p>0.621655</text:p>
              </table:table-cell>
              <table:table-cell office:value-type="float" office:value="0.623181">
                <text:p>0.623181</text:p>
              </table:table-cell>
              <table:table-cell office:value-type="float" office:value="0.619276">
                <text:p>0.619276</text:p>
              </table:table-cell>
              <table:table-cell office:value-type="float" office:value="0.618635">
                <text:p>0.618635</text:p>
              </table:table-cell>
              <table:table-cell office:value-type="float" office:value="0.619108840114994">
                <text:p>0.619108840114994</text:p>
              </table:table-cell>
              <table:table-cell office:value-type="float" office:value="0.735474557354825">
                <text:p>0.735474557354825</text:p>
              </table:table-cell>
              <table:table-cell office:value-type="float" office:value="0.617136804811045">
                <text:p>0.617136804811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9999906380158">
                <text:p>44.9999906380158</text:p>
              </table:table-cell>
              <table:table-cell office:value-type="float" office:value="0.618343">
                <text:p>0.618343</text:p>
              </table:table-cell>
              <table:table-cell office:value-type="float" office:value="0.629305">
                <text:p>0.629305</text:p>
              </table:table-cell>
              <table:table-cell office:value-type="float" office:value="0.632673">
                <text:p>0.632673</text:p>
              </table:table-cell>
              <table:table-cell office:value-type="float" office:value="0.625073">
                <text:p>0.625073</text:p>
              </table:table-cell>
              <table:table-cell office:value-type="float" office:value="0.637894731279426">
                <text:p>0.637894731279426</text:p>
              </table:table-cell>
              <table:table-cell office:value-type="float" office:value="0.62991">
                <text:p>0.62991</text:p>
              </table:table-cell>
              <table:table-cell office:value-type="float" office:value="0.631515">
                <text:p>0.631515</text:p>
              </table:table-cell>
              <table:table-cell office:value-type="float" office:value="0.629043">
                <text:p>0.629043</text:p>
              </table:table-cell>
              <table:table-cell office:value-type="float" office:value="0.626953">
                <text:p>0.626953</text:p>
              </table:table-cell>
              <table:table-cell office:value-type="float" office:value="0.637894731279426">
                <text:p>0.637894731279426</text:p>
              </table:table-cell>
              <table:table-cell office:value-type="float" office:value="0.626657273446082">
                <text:p>0.626657273446082</text:p>
              </table:table-cell>
              <table:table-cell office:value-type="float" office:value="0.626657068657717">
                <text:p>0.626657068657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000021428784">
                <text:p>50.000021428784</text:p>
              </table:table-cell>
              <table:table-cell office:value-type="float" office:value="0.510282">
                <text:p>0.510282</text:p>
              </table:table-cell>
              <table:table-cell office:value-type="float" office:value="0.520033">
                <text:p>0.520033</text:p>
              </table:table-cell>
              <table:table-cell office:value-type="float" office:value="0.52293">
                <text:p>0.52293</text:p>
              </table:table-cell>
              <table:table-cell office:value-type="float" office:value="0.515757">
                <text:p>0.515757</text:p>
              </table:table-cell>
              <table:table-cell office:value-type="float" office:value="0.523915759326617">
                <text:p>0.523915759326617</text:p>
              </table:table-cell>
              <table:table-cell office:value-type="float" office:value="0.619759">
                <text:p>0.619759</text:p>
              </table:table-cell>
              <table:table-cell office:value-type="float" office:value="0.621397">
                <text:p>0.621397</text:p>
              </table:table-cell>
              <table:table-cell office:value-type="float" office:value="0.619692">
                <text:p>0.619692</text:p>
              </table:table-cell>
              <table:table-cell office:value-type="float" office:value="0.617729">
                <text:p>0.617729</text:p>
              </table:table-cell>
              <table:table-cell office:value-type="float" office:value="0.62141284963673">
                <text:p>0.62141284963673</text:p>
              </table:table-cell>
              <table:table-cell office:value-type="float" office:value="0.517838749041482">
                <text:p>0.517838749041482</text:p>
              </table:table-cell>
              <table:table-cell office:value-type="float" office:value="0.617136658297508">
                <text:p>0.617136658297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9999949237726">
                <text:p>54.9999949237726</text:p>
              </table:table-cell>
              <table:table-cell office:value-type="float" office:value="0.404869">
                <text:p>0.404869</text:p>
              </table:table-cell>
              <table:table-cell office:value-type="float" office:value="0.415312">
                <text:p>0.415312</text:p>
              </table:table-cell>
              <table:table-cell office:value-type="float" office:value="0.416474">
                <text:p>0.416474</text:p>
              </table:table-cell>
              <table:table-cell office:value-type="float" office:value="0.410492">
                <text:p>0.410492</text:p>
              </table:table-cell>
              <table:table-cell office:value-type="float" office:value="0.418232485277025">
                <text:p>0.418232485277025</text:p>
              </table:table-cell>
              <table:table-cell office:value-type="float" office:value="0.589662">
                <text:p>0.589662</text:p>
              </table:table-cell>
              <table:table-cell office:value-type="float" office:value="0.592818">
                <text:p>0.592818</text:p>
              </table:table-cell>
              <table:table-cell office:value-type="float" office:value="0.591518">
                <text:p>0.591518</text:p>
              </table:table-cell>
              <table:table-cell office:value-type="float" office:value="0.588459">
                <text:p>0.588459</text:p>
              </table:table-cell>
              <table:table-cell office:value-type="float" office:value="0.596635270090818">
                <text:p>0.596635270090818</text:p>
              </table:table-cell>
              <table:table-cell office:value-type="float" office:value="0.412327832562595">
                <text:p>0.412327832562595</text:p>
              </table:table-cell>
              <table:table-cell office:value-type="float" office:value="0.588865061158829">
                <text:p>0.5888650611588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0000257145408">
                <text:p>60.0000257145408</text:p>
              </table:table-cell>
              <table:table-cell office:value-type="float" office:value="0.30741">
                <text:p>0.30741</text:p>
              </table:table-cell>
              <table:table-cell office:value-type="float" office:value="0.31741">
                <text:p>0.31741</text:p>
              </table:table-cell>
              <table:table-cell office:value-type="float" office:value="0.316672">
                <text:p>0.316672</text:p>
              </table:table-cell>
              <table:table-cell office:value-type="float" office:value="0.31179">
                <text:p>0.31179</text:p>
              </table:table-cell>
              <table:table-cell office:value-type="float" office:value="0.318774670227663">
                <text:p>0.318774670227663</text:p>
              </table:table-cell>
              <table:table-cell office:value-type="float" office:value="0.542877">
                <text:p>0.542877</text:p>
              </table:table-cell>
              <table:table-cell office:value-type="float" office:value="0.54634">
                <text:p>0.54634</text:p>
              </table:table-cell>
              <table:table-cell office:value-type="float" office:value="0.54528">
                <text:p>0.54528</text:p>
              </table:table-cell>
              <table:table-cell office:value-type="float" office:value="0.541761">
                <text:p>0.541761</text:p>
              </table:table-cell>
              <table:table-cell office:value-type="float" office:value="0.549040835738239">
                <text:p>0.549040835738239</text:p>
              </table:table-cell>
              <table:table-cell office:value-type="float" office:value="0.313328047196944">
                <text:p>0.313328047196944</text:p>
              </table:table-cell>
              <table:table-cell office:value-type="float" office:value="0.542700659672658">
                <text:p>0.542700659672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.9999992095294">
                <text:p>64.9999992095294</text:p>
              </table:table-cell>
              <table:table-cell office:value-type="float" office:value="0.219141">
                <text:p>0.219141</text:p>
              </table:table-cell>
              <table:table-cell office:value-type="float" office:value="0.227469">
                <text:p>0.227469</text:p>
              </table:table-cell>
              <table:table-cell office:value-type="float" office:value="0.226274">
                <text:p>0.226274</text:p>
              </table:table-cell>
              <table:table-cell office:value-type="float" office:value="0.2217">
                <text:p>0.2217</text:p>
              </table:table-cell>
              <table:table-cell office:value-type="float" office:value="0.225540208136923">
                <text:p>0.225540208136923</text:p>
              </table:table-cell>
              <table:table-cell office:value-type="float" office:value="0.47938">
                <text:p>0.47938</text:p>
              </table:table-cell>
              <table:table-cell office:value-type="float" office:value="0.482708">
                <text:p>0.482708</text:p>
              </table:table-cell>
              <table:table-cell office:value-type="float" office:value="0.482458">
                <text:p>0.482458</text:p>
              </table:table-cell>
              <table:table-cell office:value-type="float" office:value="0.47882">
                <text:p>0.47882</text:p>
              </table:table-cell>
              <table:table-cell office:value-type="float" office:value="0.486921032398992">
                <text:p>0.486921032398992</text:p>
              </table:table-cell>
              <table:table-cell office:value-type="float" office:value="0.223849682647825">
                <text:p>0.223849682647825</text:p>
              </table:table-cell>
              <table:table-cell office:value-type="float" office:value="0.480047176301012">
                <text:p>0.480047176301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.9999727045181">
                <text:p>69.9999727045181</text:p>
              </table:table-cell>
              <table:table-cell office:value-type="float" office:value="0.1434">
                <text:p>0.1434</text:p>
              </table:table-cell>
              <table:table-cell office:value-type="float" office:value="0.150534">
                <text:p>0.150534</text:p>
              </table:table-cell>
              <table:table-cell office:value-type="float" office:value="0.148249">
                <text:p>0.148249</text:p>
              </table:table-cell>
              <table:table-cell office:value-type="float" office:value="0.146084">
                <text:p>0.146084</text:p>
              </table:table-cell>
              <table:table-cell office:value-type="float" office:value="0.148901353935838">
                <text:p>0.148901353935838</text:p>
              </table:table-cell>
              <table:table-cell office:value-type="float" office:value="0.402142">
                <text:p>0.402142</text:p>
              </table:table-cell>
              <table:table-cell office:value-type="float" office:value="0.40478">
                <text:p>0.40478</text:p>
              </table:table-cell>
              <table:table-cell office:value-type="float" office:value="0.404878">
                <text:p>0.404878</text:p>
              </table:table-cell>
              <table:table-cell office:value-type="float" office:value="0.401178">
                <text:p>0.401178</text:p>
              </table:table-cell>
              <table:table-cell office:value-type="float" office:value="0.410280072156296">
                <text:p>0.410280072156296</text:p>
              </table:table-cell>
              <table:table-cell office:value-type="float" office:value="0.146610287263163">
                <text:p>0.146610287263163</text:p>
              </table:table-cell>
              <table:table-cell office:value-type="float" office:value="0.402807856640634">
                <text:p>0.402807856640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0000034952862">
                <text:p>75.0000034952862</text:p>
              </table:table-cell>
              <table:table-cell office:value-type="float" office:value="0.082761">
                <text:p>0.082761</text:p>
              </table:table-cell>
              <table:table-cell office:value-type="float" office:value="0.088964">
                <text:p>0.088964</text:p>
              </table:table-cell>
              <table:table-cell office:value-type="float" office:value="0.084912">
                <text:p>0.084912</text:p>
              </table:table-cell>
              <table:table-cell office:value-type="float" office:value="0.083744">
                <text:p>0.083744</text:p>
              </table:table-cell>
              <table:table-cell office:value-type="float" office:value="0.0867836566382008">
                <text:p>0.0867836566382008</text:p>
              </table:table-cell>
              <table:table-cell office:value-type="float" office:value="0.312562">
                <text:p>0.312562</text:p>
              </table:table-cell>
              <table:table-cell office:value-type="float" office:value="0.314951">
                <text:p>0.314951</text:p>
              </table:table-cell>
              <table:table-cell office:value-type="float" office:value="0.314977">
                <text:p>0.314977</text:p>
              </table:table-cell>
              <table:table-cell office:value-type="float" office:value="0.312244">
                <text:p>0.312244</text:p>
              </table:table-cell>
              <table:table-cell office:value-type="float" office:value="0.319122167093373">
                <text:p>0.319122167093373</text:p>
              </table:table-cell>
              <table:table-cell office:value-type="float" office:value="0.0839560895103072">
                <text:p>0.0839560895103072</text:p>
              </table:table-cell>
              <table:table-cell office:value-type="float" office:value="0.313328468114742">
                <text:p>0.313328468114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.9999769902749">
                <text:p>79.9999769902749</text:p>
              </table:table-cell>
              <table:table-cell office:value-type="float" office:value="0.037105">
                <text:p>0.037105</text:p>
              </table:table-cell>
              <table:table-cell office:value-type="float" office:value="0.042418">
                <text:p>0.042418</text:p>
              </table:table-cell>
              <table:table-cell office:value-type="float" office:value="0.038286">
                <text:p>0.038286</text:p>
              </table:table-cell>
              <table:table-cell office:value-type="float" office:value="0.038512">
                <text:p>0.038512</text:p>
              </table:table-cell>
              <table:table-cell office:value-type="float" office:value="0.0371126652578051">
                <text:p>0.0371126652578051</text:p>
              </table:table-cell>
              <table:table-cell office:value-type="float" office:value="0.212947">
                <text:p>0.212947</text:p>
              </table:table-cell>
              <table:table-cell office:value-type="float" office:value="0.215534">
                <text:p>0.215534</text:p>
              </table:table-cell>
              <table:table-cell office:value-type="float" office:value="0.215529">
                <text:p>0.215529</text:p>
              </table:table-cell>
              <table:table-cell office:value-type="float" office:value="0.212829">
                <text:p>0.212829</text:p>
              </table:table-cell>
              <table:table-cell office:value-type="float" office:value="0.217587795016195">
                <text:p>0.217587795016195</text:p>
              </table:table-cell>
              <table:table-cell office:value-type="float" office:value="0.0377922176243056">
                <text:p>0.0377922176243056</text:p>
              </table:table-cell>
              <table:table-cell office:value-type="float" office:value="0.214329813409342">
                <text:p>0.214329813409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.000007781043">
                <text:p>85.000007781043</text:p>
              </table:table-cell>
              <table:table-cell office:value-type="float" office:value="0.009539">
                <text:p>0.009539</text:p>
              </table:table-cell>
              <table:table-cell office:value-type="float" office:value="0.01479">
                <text:p>0.01479</text:p>
              </table:table-cell>
              <table:table-cell office:value-type="float" office:value="0.009722">
                <text:p>0.009722</text:p>
              </table:table-cell>
              <table:table-cell office:value-type="float" office:value="0.00858">
                <text:p>0.00858</text:p>
              </table:table-cell>
              <table:table-cell office:value-type="float" office:value="0.0102585286840748">
                <text:p>0.0102585286840748</text:p>
              </table:table-cell>
              <table:table-cell office:value-type="float" office:value="0.108218">
                <text:p>0.108218</text:p>
              </table:table-cell>
              <table:table-cell office:value-type="float" office:value="0.108987">
                <text:p>0.108987</text:p>
              </table:table-cell>
              <table:table-cell office:value-type="float" office:value="0.109434">
                <text:p>0.109434</text:p>
              </table:table-cell>
              <table:table-cell office:value-type="float" office:value="0.108539">
                <text:p>0.108539</text:p>
              </table:table-cell>
              <table:table-cell office:value-type="float" office:value="0.111908733049823">
                <text:p>0.111908733049823</text:p>
              </table:table-cell>
              <table:table-cell office:value-type="float" office:value="0.00952029940773783">
                <text:p>0.00952029940773783</text:p>
              </table:table-cell>
              <table:table-cell office:value-type="float" office:value="0.108817690374227">
                <text:p>0.108817690374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.9999812760317">
                <text:p>89.9999812760317</text:p>
              </table:table-cell>
              <table:table-cell office:value-type="float" office:value="0.000043">
                <text:p>0.000043</text:p>
              </table:table-cell>
              <table:table-cell office:value-type="float" office:value="0.00466">
                <text:p>0.00466</text:p>
              </table:table-cell>
              <table:table-cell office:value-type="float" office:value="0.000089">
                <text:p>0.000089</text:p>
              </table:table-cell>
              <table:table-cell office:value-type="float" office:value="-0.000526">
                <text:p>-0.000526</text:p>
              </table:table-cell>
              <table:table-cell office:value-type="float" office:value="0">
                <text:p>0</text:p>
              </table:table-cell>
              <table:table-cell office:value-type="float" office:value="0.000055">
                <text:p>0.000055</text:p>
              </table:table-cell>
              <table:table-cell office:value-type="float" office:value="-0.00036">
                <text:p>-0.00036</text:p>
              </table:table-cell>
              <table:table-cell office:value-type="float" office:value="-0.000002">
                <text:p>-0.000002</text:p>
              </table:table-cell>
              <table:table-cell office:value-type="float" office:value="-0.000027">
                <text:p>-0.000027</text:p>
              </table:table-cell>
              <table:table-cell office:value-type="float" office:value="0">
                <text:p>0</text:p>
              </table:table-cell>
              <table:table-cell office:value-type="float" office:value="0.000000000000133847563300116">
                <text:p>0.000000000000133847563300116</text:p>
              </table:table-cell>
              <table:table-cell office:value-type="float" office:value="0.000000409576663555492">
                <text:p>0.000000409576663555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